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adornments="Normal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3.913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font-name="Cambria" fo:font-size="20pt"/>
    </style:style>
    <style:style style:name="ce2" style:family="table-cell" style:parent-style-name="Default">
      <style:text-properties style:font-name="Cambria" fo:font-size="20pt"/>
    </style:style>
  </office:automatic-styles>
  <office:body>
    <office:spreadsheet>
      <table:table table:name="Feuille1" table:style-name="ta1" table:print="false">
        <table:table-column table:style-name="co3" table:default-cell-style-name="ce2"/>
        <table:table-column table:style-name="co2" table:default-cell-style-name="ce2"/>
        <table:table-row table:style-name="ro3">
          <table:table-cell table:style-name="ce1" office:value-type="string" table:number-columns-spanned="2" table:number-rows-spanned="1">
            <text:p>Script.js</text:p>
          </table:table-cell>
          <table:covered-table-cell table:style-name="ce1"/>
        </table:table-row>
        <table:table-row table:style-name="ro3">
          <table:table-cell office:value-type="string">
            <text:p>Vérifier que tous les ours sont affichés.</text:p>
          </table:table-cell>
          <table:table-cell office:value-type="string">
            <text:p>L32</text:p>
          </table:table-cell>
        </table:table-row>
        <table:table-row table:style-name="ro3">
          <table:table-cell office:value-type="string">
            <text:p>Vérifier que les liens "plus d'infos" sont corrects.</text:p>
          </table:table-cell>
          <table:table-cell office:value-type="string">
            <text:p>L44</text:p>
          </table:table-cell>
        </table:table-row>
        <table:table-row table:style-name="ro3">
          <table:table-cell table:style-name="ce1" office:value-type="string" table:number-columns-spanned="2" table:number-rows-spanned="1">
            <text:p>Produit.js</text:p>
          </table:table-cell>
          <table:covered-table-cell/>
        </table:table-row>
        <table:table-row table:style-name="ro3">
          <table:table-cell office:value-type="string">
            <text:p>Vérifer qu'il sagit bien du produit correspondant à l'id qui est affiché.</text:p>
          </table:table-cell>
          <table:table-cell office:value-type="string">
            <text:p>L36</text:p>
          </table:table-cell>
        </table:table-row>
        <table:table-row table:style-name="ro3">
          <table:table-cell office:value-type="string">
            <text:p>Vérifier que toutes les couleurs sont affichées </text:p>
          </table:table-cell>
          <table:table-cell office:value-type="string">
            <text:p>L39</text:p>
          </table:table-cell>
        </table:table-row>
        <table:table-row table:style-name="ro3">
          <table:table-cell office:value-type="string">
            <text:p>Vérifier si l'ours a été ajouté au panier.</text:p>
          </table:table-cell>
          <table:table-cell office:value-type="string">
            <text:p>L124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js</text:p>
          </table:table-cell>
          <table:covered-table-cell/>
        </table:table-row>
        <table:table-row table:style-name="ro3">
          <table:table-cell office:value-type="string">
            <text:p>Vérifier que tous mes articles ajoutés sont dans le panier.</text:p>
          </table:table-cell>
          <table:table-cell office:value-type="string">
            <text:p>L34</text:p>
          </table:table-cell>
        </table:table-row>
        <table:table-row table:style-name="ro3">
          <table:table-cell office:value-type="string">
            <text:p>Vérifier que le bouton "vider le panier" fonctionne</text:p>
          </table:table-cell>
          <table:table-cell office:value-type="string">
            <text:p>L196</text:p>
          </table:table-cell>
        </table:table-row>
        <table:table-row table:style-name="ro3">
          <table:table-cell office:value-type="string">
            <text:p>Vérifer que le prix total est correct.</text:p>
          </table:table-cell>
          <table:table-cell office:value-type="string">
            <text:p>L35</text:p>
          </table:table-cell>
        </table:table-row>
        <table:table-row table:style-name="ro3">
          <table:table-cell office:value-type="string">
            <text:p>Vérifier qu'il est impossible d'envoyer un formulaire vide.</text:p>
          </table:table-cell>
          <table:table-cell office:value-type="string">
            <text:p>L155</text:p>
          </table:table-cell>
        </table:table-row>
        <table:table-row table:style-name="ro3">
          <table:table-cell office:value-type="string">
            <text:p>Vérifier qu'il est impossible d'envoyer le formulaire avec un panier vide. </text:p>
          </table:table-cell>
          <table:table-cell office:value-type="string">
            <text:p>L171</text:p>
          </table:table-cell>
        </table:table-row>
        <table:table-row table:style-name="ro3">
          <table:table-cell office:value-type="string">
            <text:p>Verifier que le panier est vide après la commande.</text:p>
          </table:table-cell>
          <table:table-cell office:value-type="string">
            <text:p>L111</text:p>
          </table:table-cell>
        </table:table-row>
        <table:table-row table:style-name="ro3">
          <table:table-cell table:style-name="ce1" office:value-type="string" table:number-columns-spanned="2" table:number-rows-spanned="1">
            <text:p>Panier.html</text:p>
          </table:table-cell>
          <table:covered-table-cell/>
        </table:table-row>
        <table:table-row table:style-name="ro3">
          <table:table-cell office:value-type="string">
            <text:p>Vérifier qu'il faut rentrer un email correct dans le formulaire.</text:p>
          </table:table-cell>
          <table:table-cell office:value-type="string">
            <text:p>L64</text:p>
          </table:table-cell>
        </table:table-row>
        <table:table-row table:style-name="ro3">
          <table:table-cell office:value-type="string">
            <text:p>Vérifier qu'il faut rentrer une adresse correcte dans le formulaire.</text:p>
          </table:table-cell>
          <table:table-cell office:value-type="string">
            <text:p>L57</text:p>
          </table:table-cell>
        </table:table-row>
        <table:table-row table:style-name="ro3">
          <table:table-cell office:value-type="string">
            <text:p>Vérifier qu'il faut rentrer un prénom correct dans le formulaire</text:p>
          </table:table-cell>
          <table:table-cell office:value-type="string">
            <text:p>L42</text:p>
          </table:table-cell>
        </table:table-row>
        <table:table-row table:style-name="ro3">
          <table:table-cell office:value-type="string">
            <text:p>Vérifier qu'il faut rentrer un nom correct dans le formulaire</text:p>
          </table:table-cell>
          <table:table-cell office:value-type="string">
            <text:p>L49</text:p>
          </table:table-cell>
        </table:table-row>
        <table:table-row table:style-name="ro3">
          <table:table-cell office:value-type="string">
            <text:p>Vérifier qu'il faut rentrer une ville correcte dans le formulaire</text:p>
          </table:table-cell>
          <table:table-cell office:value-type="string">
            <text:p>L71</text:p>
          </table:table-cell>
        </table:table-row>
        <table:table-row table:style-name="ro3">
          <table:table-cell table:style-name="ce1" office:value-type="string" table:number-columns-spanned="2" table:number-rows-spanned="1">
            <text:p>Confirmation.js</text:p>
          </table:table-cell>
          <table:covered-table-cell/>
        </table:table-row>
        <table:table-row table:style-name="ro3">
          <table:table-cell office:value-type="string">
            <text:p>Vérifier que le prix de la commande est correct.</text:p>
          </table:table-cell>
          <table:table-cell office:value-type="string">
            <text:p>L8</text:p>
          </table:table-cell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adornments="Normal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7">17/11/2020</text:date>, <text:time>18:16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17:48:17.49</meta:creation-date>
    <dc:date>2020-11-17T18:16:34.98</dc:date>
    <meta:editing-duration>PT26M46S</meta:editing-duration>
    <meta:editing-cycles>22</meta:editing-cycles>
    <meta:generator>OpenOffice/4.1.6$Win32 OpenOffice.org_project/416m1$Build-9790</meta:generator>
    <meta:document-statistic meta:table-count="3" meta:cell-count="39" meta:object-count="0"/>
  </office:meta>
</office:document-meta>
</file>